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Configurations2/" manifest:media-type="application/vnd.sun.xml.ui.configuration"/>
  <manifest:file-entry manifest:full-path="Thumbnails/thumbnail.png" manifest:media-type="image/png"/>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loext:graphic-properties draw:fill="solid" draw:fill-color="#65c2c4"/>
      <style:paragraph-properties fo:text-align="start"/>
      <style:text-properties fo:font-size="12pt"/>
    </style:style>
    <style:style style:name="P2" style:family="paragraph">
      <loext:graphic-properties draw:fill="solid" draw:fill-color="#3d58a4"/>
      <style:paragraph-properties fo:text-align="start"/>
      <style:text-properties fo:font-size="12pt"/>
    </style:style>
    <style:style style:name="P3" style:family="paragraph">
      <loext:graphic-properties draw:fill="solid" draw:fill-color="#32bef0"/>
      <style:paragraph-properties fo:text-align="start"/>
      <style:text-properties fo:font-size="12pt"/>
    </style:style>
    <style:style style:name="P4" style:family="paragraph">
      <loext:graphic-properties draw:fill="solid" draw:fill-color="#d681a2"/>
      <style:paragraph-properties fo:text-align="start"/>
      <style:text-properties fo:font-size="12pt"/>
    </style:style>
    <style:style style:name="P5" style:family="paragraph">
      <loext:graphic-properties draw:fill="solid" draw:fill-color="#f8b990"/>
      <style:paragraph-properties fo:text-align="start"/>
      <style:text-properties fo:font-size="12pt"/>
    </style:style>
    <style:style style:name="P6" style:family="paragraph">
      <loext:graphic-properties draw:fill="solid" draw:fill-color="#fbbe3e"/>
      <style:paragraph-properties fo:text-align="start"/>
      <style:text-properties fo:font-size="12pt"/>
    </style:style>
    <style:style style:name="P7" style:family="paragraph">
      <loext:graphic-properties draw:fill="solid" draw:fill-color="#e83368"/>
      <style:paragraph-properties fo:text-align="start"/>
      <style:text-properties fo:font-size="12pt"/>
    </style:style>
    <style:style style:name="P8" style:family="paragraph">
      <loext:graphic-properties draw:fill="solid" draw:fill-color="#492e49"/>
      <style:paragraph-properties fo:text-align="start"/>
      <style:text-properties fo:font-size="12pt"/>
    </style:style>
    <style:style style:name="gr1" style:family="graphic">
      <style:graphic-properties fo:margin-left="0in" fo:margin-right="0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in" draw:fill="solid" draw:fill-color="#65c2c4" draw:textarea-vertical-align="top" draw:auto-grow-height="false" draw:fit-to-size="false" style:shrink-to-fit="false" fo:min-height="0.0634in" fo:min-width="0.1689in" fo:padding-top="0.0492in" fo:padding-bottom="0.0492in" fo:padding-left="0.0984in" fo:padding-right="0.0984in" fo:wrap-option="wrap" style:run-through="foreground"/>
    </style:style>
    <style:style style:name="gr3" style:family="graphic">
      <style:graphic-properties draw:stroke="none" svg:stroke-width="0in" draw:fill="solid" draw:fill-color="#3d58a4" draw:textarea-vertical-align="top" draw:auto-grow-height="false" draw:fit-to-size="false" style:shrink-to-fit="false" fo:min-height="0in" fo:min-width="0in" fo:padding-top="0.0492in" fo:padding-bottom="0.0492in" fo:padding-left="0.0984in" fo:padding-right="0.0984in" fo:wrap-option="wrap" style:run-through="foreground"/>
    </style:style>
    <style:style style:name="gr4" style:family="graphic">
      <style:graphic-properties draw:stroke="none" svg:stroke-width="0in" draw:fill="solid" draw:fill-color="#32bef0" draw:textarea-vertical-align="top" draw:auto-grow-height="false" draw:fit-to-size="false" style:shrink-to-fit="false" fo:min-height="0.6047in" fo:min-width="0.722in" fo:padding-top="0.0492in" fo:padding-bottom="0.0492in" fo:padding-left="0.0984in" fo:padding-right="0.0984in" fo:wrap-option="wrap" style:run-through="foreground"/>
    </style:style>
    <style:style style:name="gr5" style:family="graphic">
      <style:graphic-properties draw:stroke="none" svg:stroke-width="0in" draw:fill="solid" draw:fill-color="#d681a2" draw:textarea-vertical-align="top" draw:auto-grow-height="false" draw:fit-to-size="false" style:shrink-to-fit="false" fo:min-height="0.0736in" fo:min-width="0.0799in" fo:padding-top="0.0492in" fo:padding-bottom="0.0492in" fo:padding-left="0.0984in" fo:padding-right="0.0984in" fo:wrap-option="wrap" style:run-through="foreground"/>
    </style:style>
    <style:style style:name="gr6" style:family="graphic">
      <style:graphic-properties draw:stroke="none" svg:stroke-width="0in" draw:fill="solid" draw:fill-color="#d681a2" draw:textarea-vertical-align="top" draw:auto-grow-height="false" draw:fit-to-size="false" style:shrink-to-fit="false" fo:min-height="0.0264in" fo:min-width="0.2165in" fo:padding-top="0.0492in" fo:padding-bottom="0.0492in" fo:padding-left="0.0984in" fo:padding-right="0.0984in" fo:wrap-option="wrap" style:run-through="foreground"/>
    </style:style>
    <style:style style:name="gr7" style:family="graphic">
      <style:graphic-properties draw:stroke="none" svg:stroke-width="0in" draw:fill="solid" draw:fill-color="#d681a2" draw:textarea-vertical-align="top" draw:auto-grow-height="false" draw:fit-to-size="false" style:shrink-to-fit="false" fo:min-height="0.0661in" fo:min-width="0.1717in" fo:padding-top="0.0492in" fo:padding-bottom="0.0492in" fo:padding-left="0.0984in" fo:padding-right="0.0984in" fo:wrap-option="wrap" style:run-through="foreground"/>
    </style:style>
    <style:style style:name="gr8" style:family="graphic">
      <style:graphic-properties draw:stroke="none" svg:stroke-width="0in" draw:fill="solid" draw:fill-color="#f8b990" draw:textarea-vertical-align="top" draw:auto-grow-height="false" draw:fit-to-size="false" style:shrink-to-fit="false" fo:min-height="0.7264in" fo:min-width="0.8008in" fo:padding-top="0.0492in" fo:padding-bottom="0.0492in" fo:padding-left="0.0984in" fo:padding-right="0.0984in" fo:wrap-option="wrap" style:run-through="foreground"/>
    </style:style>
    <style:style style:name="gr9" style:family="graphic">
      <style:graphic-properties draw:stroke="none" svg:stroke-width="0in" draw:fill="solid" draw:fill-color="#65c2c4" draw:textarea-vertical-align="top" draw:auto-grow-height="false" draw:fit-to-size="false" style:shrink-to-fit="false" fo:min-height="0.9181in" fo:min-width="0.6228in" fo:padding-top="0.0492in" fo:padding-bottom="0.0492in" fo:padding-left="0.0984in" fo:padding-right="0.0984in" fo:wrap-option="wrap" style:run-through="foreground"/>
    </style:style>
    <style:style style:name="gr10" style:family="graphic">
      <style:graphic-properties draw:stroke="none" svg:stroke-width="0in" draw:fill="solid" draw:fill-color="#3d58a4" draw:textarea-vertical-align="top" draw:auto-grow-height="false" draw:fit-to-size="false" style:shrink-to-fit="false" fo:min-height="0.9181in" fo:min-width="0.5528in" fo:padding-top="0.0492in" fo:padding-bottom="0.0492in" fo:padding-left="0.0984in" fo:padding-right="0.0984in" fo:wrap-option="wrap" style:run-through="foreground"/>
    </style:style>
    <style:style style:name="gr11" style:family="graphic">
      <style:graphic-properties draw:stroke="none" svg:stroke-width="0in" draw:fill="solid" draw:fill-color="#fbbe3e" draw:textarea-vertical-align="top" draw:auto-grow-height="false" draw:fit-to-size="false" style:shrink-to-fit="false" fo:min-height="0.9201in" fo:min-width="0.6957in" fo:padding-top="0.0492in" fo:padding-bottom="0.0492in" fo:padding-left="0.0984in" fo:padding-right="0.0984in" fo:wrap-option="wrap" style:run-through="foreground"/>
    </style:style>
    <style:style style:name="gr12" style:family="graphic">
      <style:graphic-properties draw:stroke="none" svg:stroke-width="0in" draw:fill="solid" draw:fill-color="#e83368" draw:textarea-vertical-align="top" draw:auto-grow-height="false" draw:fit-to-size="false" style:shrink-to-fit="false" fo:min-height="0.7071in" fo:min-width="0.2764in" fo:padding-top="0.0492in" fo:padding-bottom="0.0492in" fo:padding-left="0.0984in" fo:padding-right="0.0984in" fo:wrap-option="wrap" style:run-through="foreground"/>
    </style:style>
    <style:style style:name="gr13" style:family="graphic">
      <style:graphic-properties draw:stroke="none" svg:stroke-width="0in" draw:fill="solid" draw:fill-color="#492e49" draw:textarea-vertical-align="top" draw:auto-grow-height="false" draw:fit-to-size="false" style:shrink-to-fit="false" fo:min-height="0.5063in" fo:min-width="0.8402in" fo:padding-top="0.0492in" fo:padding-bottom="0.0492in" fo:padding-left="0.0984in" fo:padding-right="0.0984in" fo:wrap-option="wrap" style:run-through="foregroun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g text:anchor-type="paragraph" draw:z-index="0" draw:name="DrawObject1" draw:style-name="gr1"><draw:custom-shape draw:style-name="gr2" draw:text-style-name="P1" svg:width="0.3657in" svg:height="0.1614in" svg:x="2.0173in" svg:y="1.5528in"><text:p/><draw:enhanced-geometry draw:mirror-horizontal="false" draw:mirror-vertical="false" drawooo:sub-view-size="931 412" draw:text-areas="0 0 ?f0 ?f1" svg:viewBox="0 0 0 0" draw:type="ooxml-non-primitive" draw:enhanced-path="M 36 411 C 44 411 51 408 58 404 287 200 588 79 897 65 915 63 930 48 928 33 928 15 911 0 895 2 569 17 256 143 15 356 2 369 0 389 13 402 20 408 27 411 36 411 Z N"><draw:equation draw:name="f0" draw:formula="logwidth"/><draw:equation draw:name="f1" draw:formula="logheight"/></draw:enhanced-geometry></draw:custom-shape><draw:custom-shape draw:style-name="gr3" draw:text-style-name="P2" svg:width="0.1752in" svg:height="0.0516in" svg:x="2.4067in" svg:y="1.5528in"><text:p/><draw:enhanced-geometry draw:mirror-horizontal="false" draw:mirror-vertical="false" drawooo:sub-view-size="447 133" draw:text-areas="0 0 ?f0 ?f1" svg:viewBox="0 0 0 0" draw:type="ooxml-non-primitive" draw:enhanced-path="M 31 65 C 156 68 280 91 398 130 409 132 409 132 409 132 422 132 435 124 438 111 446 95 437 78 420 72 295 31 166 8 35 2 16 0 2 15 0 31 0 48 13 63 31 65 Z N"><draw:equation draw:name="f0" draw:formula="logwidth"/><draw:equation draw:name="f1" draw:formula="logheight"/></draw:enhanced-geometry></draw:custom-shape><draw:custom-shape draw:style-name="gr4" draw:text-style-name="P3" svg:width="0.9189in" svg:height="0.7031in" svg:x="1.9846in" svg:y="1.7654in"><text:p/><draw:enhanced-geometry draw:mirror-horizontal="false" draw:mirror-vertical="false" drawooo:sub-view-size="2332 1777" draw:text-areas="0 0 ?f0 ?f1" svg:viewBox="0 0 0 0" draw:type="ooxml-non-primitive" draw:enhanced-path="M 1605 205 C 1618 219 1620 237 1605 251 1602 258 1593 260 1582 260 1576 260 1568 258 1563 252 1430 139 1268 73 1093 63 1077 61 1062 46 1064 30 1064 13 1079 0 1097 0 1286 13 1463 83 1605 205 M 2135 1209 C 2129 1224 2138 1241 2155 1248 2166 1250 2166 1250 2166 1250 2178 1250 2191 1241 2197 1228 2240 1104 2264 972 2264 837 2264 537 2149 251 1944 30 1931 18 1911 18 1898 28 1885 41 1884 61 1896 73 2093 283 2200 554 2200 837 2200 963 2177 1089 2135 1209 M 644 1709 C 291 1555 64 1212 64 837 64 691 98 550 162 420 169 404 164 387 147 379 131 372 113 378 104 393 35 532 0 682 0 837 0 1239 242 1602 617 1767 631 1769 631 1769 631 1769 642 1769 655 1762 659 1751 666 1733 659 1716 644 1709 M 2309 1359 C 2293 1354 2273 1359 2266 1376 2207 1504 2129 1620 2033 1722 2022 1735 2022 1757 2035 1767 2040 1772 2049 1776 2056 1776 2066 1776 2075 1770 2080 1765 2180 1657 2264 1535 2324 1402 2331 1387 2324 1368 2309 1359 Z N"><draw:equation draw:name="f0" draw:formula="logwidth"/><draw:equation draw:name="f1" draw:formula="logheight"/></draw:enhanced-geometry></draw:custom-shape><draw:custom-shape draw:style-name="gr5" draw:text-style-name="P4" svg:width="0.2768in" svg:height="0.1717in" svg:x="2.3839in" svg:y="2.0972in"><text:p/><draw:enhanced-geometry draw:mirror-horizontal="false" draw:mirror-vertical="false" drawooo:sub-view-size="700 434" draw:text-areas="0 0 ?f0 ?f1" svg:viewBox="0 0 0 0" draw:type="ooxml-non-primitive" draw:enhanced-path="M 33 63 C 258 63 258 63 258 63 233 146 162 211 75 230 56 233 45 250 47 265 51 281 64 290 80 290 87 290 87 290 87 290 206 267 298 178 324 63 631 63 631 63 631 63 619 181 569 290 491 381 480 393 482 413 497 426 502 429 509 433 517 433 526 433 535 427 540 422 637 311 691 178 699 34 699 32 699 32 699 32 699 30 699 30 699 30 699 26 699 26 699 26 697 23 697 23 697 23 697 20 697 20 697 20 695 18 695 18 695 18 693 15 693 15 693 15 691 13 691 13 691 13 691 9 691 9 691 9 688 7 688 7 688 7 686 7 686 7 686 7 682 5 682 5 682 5 679 4 679 4 679 4 679 2 679 2 679 2 675 2 675 2 675 2 671 0 671 0 671 0 668 0 668 0 668 0 666 0 666 0 666 0 33 0 33 0 33 0 15 0 0 15 0 32 0 48 15 63 33 63 Z N"><draw:equation draw:name="f0" draw:formula="logwidth"/><draw:equation draw:name="f1" draw:formula="logheight"/></draw:enhanced-geometry></draw:custom-shape><draw:custom-shape draw:style-name="gr6" draw:text-style-name="P4" svg:width="0.4134in" svg:height="0.1248in" svg:x="2.2602in" svg:y="2.3744in"><text:p/><draw:enhanced-geometry draw:mirror-horizontal="false" draw:mirror-vertical="false" drawooo:sub-view-size="1055 318" draw:text-areas="0 0 ?f0 ?f1" svg:viewBox="0 0 0 0" draw:type="ooxml-non-primitive" draw:enhanced-path="M 1041 15 C 1030 2 1008 0 995 11 817 170 586 255 344 255 242 255 142 239 48 209 29 204 11 213 8 230 0 246 9 262 28 269 129 300 237 317 344 317 601 317 848 224 1039 57 1052 47 1054 28 1041 15 Z N"><draw:equation draw:name="f0" draw:formula="logwidth"/><draw:equation draw:name="f1" draw:formula="logheight"/></draw:enhanced-geometry></draw:custom-shape><draw:custom-shape draw:style-name="gr7" draw:text-style-name="P4" svg:width="0.3685in" svg:height="0.1642in" svg:x="2.4067in" svg:y="2.4764in"><text:p/><draw:enhanced-geometry draw:mirror-horizontal="false" draw:mirror-vertical="false" drawooo:sub-view-size="934 418" draw:text-areas="0 0 ?f0 ?f1" svg:viewBox="0 0 0 0" draw:type="ooxml-non-primitive" draw:enhanced-path="M 920 13 C 910 0 888 0 875 11 644 219 344 340 31 354 13 354 0 370 0 387 2 402 16 417 33 417 35 417 35 417 35 417 362 402 677 276 919 59 931 46 933 27 920 13 Z N"><draw:equation draw:name="f0" draw:formula="logwidth"/><draw:equation draw:name="f1" draw:formula="logheight"/></draw:enhanced-geometry></draw:custom-shape><draw:custom-shape draw:style-name="gr8" draw:text-style-name="P5" svg:width="0.9976in" svg:height="0.8248in" svg:x="1.9535in" svg:y="1.5957in"><text:p/><draw:enhanced-geometry draw:mirror-horizontal="false" draw:mirror-vertical="false" drawooo:sub-view-size="2532 2091" draw:text-areas="0 0 ?f0 ?f1" svg:viewBox="0 0 0 0" draw:type="ooxml-non-primitive" draw:enhanced-path="M 265 2039 C 278 2051 278 2071 265 2083 258 2087 251 2090 242 2090 234 2090 225 2087 220 2081 131 1987 60 1881 7 1765 0 1749 7 1731 21 1722 38 1716 58 1722 65 1738 116 1848 183 1950 265 2039 M 1679 7 C 1663 0 1643 7 1638 20 1629 39 1638 57 1652 63 2123 261 2442 713 2465 1213 2467 1227 2482 1242 2496 1242 2498 1242 2498 1242 2498 1242 2516 1240 2531 1226 2529 1209 2505 687 2171 213 1679 7 M 1721 716 C 1707 729 1707 748 1719 761 1834 891 1901 1050 1912 1220 1914 1238 1927 1251 1945 1251 1947 1251 1947 1251 1947 1251 1965 1249 1980 1235 1978 1216 1965 1031 1892 861 1767 720 1754 706 1734 704 1721 716 M 1432 300 C 1330 270 1228 254 1121 254 864 254 620 346 429 514 414 526 414 544 425 559 431 565 442 569 449 569 456 569 465 567 471 560 649 403 881 316 1121 316 1221 316 1317 331 1412 359 1428 366 1448 355 1452 339 1458 324 1448 304 1432 300 Z N"><draw:equation draw:name="f0" draw:formula="logwidth"/><draw:equation draw:name="f1" draw:formula="logheight"/></draw:enhanced-geometry></draw:custom-shape><draw:custom-shape draw:style-name="gr9" draw:text-style-name="P1" svg:width="0.8197in" svg:height="1.0161in" svg:x="2.0173in" svg:y="1.5528in"><text:p/><draw:enhanced-geometry draw:mirror-horizontal="false" draw:mirror-vertical="false" drawooo:sub-view-size="2083 2575" draw:text-areas="0 0 ?f0 ?f1" svg:viewBox="0 0 0 0" draw:type="ooxml-non-primitive" draw:enhanced-path="M 1394 1883 C 1272 1981 1120 2037 960 2037 613 2037 320 1772 289 1433 287 1417 302 1402 320 1400 336 1400 351 1411 353 1430 380 1735 646 1974 960 1974 1103 1974 1243 1926 1352 1833 1367 1823 1387 1824 1398 1837 1409 1852 1409 1871 1394 1883 M 1734 1656 C 1747 1656 1747 1656 1747 1656 1760 1656 1773 1646 1776 1635 1798 1568 1811 1500 1816 1433 1816 1417 1804 1402 1785 1402 1767 1400 1753 1411 1751 1430 1747 1492 1734 1554 1714 1615 1709 1633 1720 1648 1734 1656 M 2060 1832 C 2044 1823 2024 1832 2016 1848 1834 2237 1451 2492 1014 2511 996 2513 983 2528 983 2544 985 2561 998 2574 1014 2574 1016 2574 1016 2574 1016 2574 1478 2554 1884 2285 2075 1872 2082 1857 2075 1837 2060 1832 M 931 33 C 931 15 915 0 897 2 571 17 256 143 15 358 2 371 0 391 13 404 20 410 27 413 36 413 44 413 51 410 58 406 289 200 589 79 900 65 919 63 933 48 931 33 Z N"><draw:equation draw:name="f0" draw:formula="logwidth"/><draw:equation draw:name="f1" draw:formula="logheight"/></draw:enhanced-geometry></draw:custom-shape><draw:custom-shape draw:style-name="gr10" draw:text-style-name="P2" svg:width="0.7496in" svg:height="1.0161in" svg:x="2.0567in" svg:y="1.5528in"><text:p/><draw:enhanced-geometry draw:mirror-horizontal="false" draw:mirror-vertical="false" drawooo:sub-view-size="1899 2575" draw:text-areas="0 0 ?f0 ?f1" svg:viewBox="0 0 0 0" draw:type="ooxml-non-primitive" draw:enhanced-path="M 31 1355 C 13 1353 0 1341 2 1323 2 1314 4 1304 4 1294 46 885 381 568 799 539 817 539 834 554 834 570 835 587 823 602 804 604 417 629 106 922 68 1300 66 1309 66 1317 66 1326 64 1343 49 1355 35 1355 L 31 1355 M 857 1078 C 688 1078 550 1213 550 1378 550 1520 653 1645 795 1674 801 1674 801 1674 801 1674 817 1674 830 1663 834 1646 837 1631 826 1615 808 1611 695 1588 613 1490 613 1378 613 1248 723 1141 857 1141 910 1141 963 1157 1005 1189 1017 1200 1039 1196 1050 1182 1059 1168 1059 1150 1045 1139 990 1100 924 1078 857 1078 M 803 2511 C 533 2501 275 2394 75 2216 62 2206 42 2207 31 2220 19 2232 20 2250 33 2263 242 2451 515 2561 801 2574 803 2574 803 2574 803 2574 819 2574 834 2561 835 2544 835 2528 821 2513 803 2511 M 1277 447 C 1263 441 1243 447 1236 461 1228 478 1236 497 1252 504 1605 657 1834 1000 1834 1378 1834 1540 1792 1700 1712 1843 1701 1859 1709 1876 1725 1885 1739 1889 1739 1889 1739 1889 1750 1889 1761 1883 1769 1872 1852 1724 1898 1552 1898 1378 1898 976 1656 609 1277 447 M 921 65 C 1046 70 1170 93 1290 132 1299 134 1299 134 1299 134 1314 134 1325 126 1330 113 1336 97 1327 78 1310 74 1185 33 1055 8 923 2 906 0 892 15 890 33 890 48 903 63 921 65 Z N"><draw:equation draw:name="f0" draw:formula="logwidth"/><draw:equation draw:name="f1" draw:formula="logheight"/></draw:enhanced-geometry></draw:custom-shape><draw:custom-shape draw:style-name="gr11" draw:text-style-name="P6" svg:width="0.8925in" svg:height="1.0185in" svg:x="1.8402in" svg:y="1.6228in"><text:p/><draw:enhanced-geometry draw:mirror-horizontal="false" draw:mirror-vertical="false" drawooo:sub-view-size="2265 2578" draw:text-areas="0 0 ?f0 ?f1" svg:viewBox="0 0 0 0" draw:type="ooxml-non-primitive" draw:enhanced-path="M 1853 707 C 1867 717 1867 737 1856 750 1845 761 1824 763 1811 753 1700 655 1555 600 1406 600 1091 600 826 842 799 1148 797 1164 784 1176 766 1176 748 1174 733 1159 735 1141 766 802 1059 537 1406 537 1571 537 1729 598 1853 707 M 790 1765 C 795 1765 804 1762 810 1759 822 1748 824 1726 813 1714 695 1584 628 1424 617 1250 615 1233 600 1221 580 1221 562 1221 549 1237 551 1255 564 1442 639 1614 766 1755 771 1762 780 1765 790 1765 M 1346 2515 C 628 2483 64 1904 64 1198 64 870 189 555 415 311 428 299 428 278 413 267 400 254 380 256 367 269 131 524 0 854 0 1198 0 1938 589 2543 1343 2577 1344 2577 1344 2577 1344 2577 1363 2577 1377 2563 1377 2546 1377 2529 1363 2515 1346 2515 M 2246 1744 C 2231 1733 2213 1737 2202 1751 2180 1781 2157 1810 2133 1837 2122 1851 2122 1868 2135 1883 2140 1887 2149 1890 2157 1890 2164 1890 2175 1887 2180 1879 2206 1851 2231 1819 2255 1789 2264 1774 2260 1755 2246 1744 M 1459 63 C 1729 74 1986 180 2186 358 2191 363 2200 367 2207 367 2217 367 2224 363 2229 356 2244 344 2242 324 2229 311 2018 124 1745 13 1463 0 1444 0 1430 13 1430 30 1430 48 1443 63 1459 63 Z N"><draw:equation draw:name="f0" draw:formula="logwidth"/><draw:equation draw:name="f1" draw:formula="logheight"/></draw:enhanced-geometry></draw:custom-shape><draw:custom-shape draw:style-name="gr12" draw:text-style-name="P7" svg:width="0.4732in" svg:height="0.8051in" svg:x="1.9122in" svg:y="1.6228in"><text:p/><draw:enhanced-geometry draw:mirror-horizontal="false" draw:mirror-vertical="false" drawooo:sub-view-size="1202 2036" draw:text-areas="0 0 ?f0 ?f1" svg:viewBox="0 0 0 0" draw:type="ooxml-non-primitive" draw:enhanced-path="M 1199 2006 C 1199 2022 1185 2035 1168 2035 1166 2035 1166 2035 1166 2035 977 2024 803 1950 659 1828 646 1817 644 1798 655 1785 668 1772 688 1770 701 1781 834 1894 995 1961 1170 1972 1188 1974 1201 1988 1199 2006 M 1199 30 C 1199 13 1185 0 1166 0 861 15 573 139 359 350 142 563 17 844 2 1143 0 1159 15 1172 33 1174 35 1174 35 1174 35 1174 49 1174 64 1163 66 1144 79 863 199 596 404 395 610 194 881 76 1168 63 1186 63 1201 46 1199 30 Z N"><draw:equation draw:name="f0" draw:formula="logwidth"/><draw:equation draw:name="f1" draw:formula="logheight"/></draw:enhanced-geometry></draw:custom-shape><draw:custom-shape draw:style-name="gr13" draw:text-style-name="P8" svg:width="1.037in" svg:height="0.6043in" svg:x="1.9122in" svg:y="1.8228in"><text:p/><draw:enhanced-geometry draw:mirror-horizontal="false" draw:mirror-vertical="false" drawooo:sub-view-size="2631 1530" draw:text-areas="0 0 ?f0 ?f1" svg:viewBox="0 0 0 0" draw:type="ooxml-non-primitive" draw:enhanced-path="M 493 11 C 506 22 508 43 497 55 461 96 426 139 397 185 390 194 381 202 370 202 362 202 359 200 351 196 337 187 331 165 342 153 373 104 410 57 450 13 461 0 481 0 493 11 M 66 746 C 64 728 49 714 33 715 15 715 0 730 2 750 8 861 29 976 66 1082 71 1094 84 1104 97 1104 108 1100 108 1100 108 1100 124 1096 133 1077 128 1061 91 959 71 854 66 746 M 2597 724 C 2581 724 2566 737 2564 753 2559 879 2535 1002 2493 1120 2488 1137 2497 1153 2513 1161 2524 1163 2524 1163 2524 1163 2537 1163 2550 1153 2555 1139 2597 1016 2623 887 2628 757 2630 739 2615 724 2597 724 M 1981 1011 C 1965 1004 1947 1011 1938 1027 1814 1280 1561 1448 1276 1467 1259 1468 1245 1483 1246 1500 1248 1516 1261 1529 1277 1529 1279 1529 1279 1529 1279 1529 1588 1509 1863 1326 1996 1054 2003 1037 1998 1018 1981 1011 Z N"><draw:equation draw:name="f0" draw:formula="logwidth"/><draw:equation draw:name="f1" draw:formula="logheight"/></draw:enhanced-geometry></draw:custom-shape></draw:g></text:p>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NSimSun" svg:font-family="NSimSun"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1-03-09T15:27:24.323177493</meta:creation-date>
    <dc:date>2021-03-09T15:27:40.350690241</dc:date>
    <meta:editing-duration>PT17S</meta:editing-duration>
    <meta:editing-cycles>1</meta:editing-cycles>
    <meta:document-statistic meta:table-count="0" meta:image-count="0" meta:object-count="0" meta:page-count="1" meta:paragraph-count="0" meta:word-count="0" meta:character-count="0" meta:non-whitespace-character-count="0"/>
    <meta:generator>LibreOfficeDev/7.2.0.0.alpha0$Linux_X86_64 LibreOffice_project/351b2382465087d18a3ad44509c2a3a66ca08aa6</meta:generator>
  </office:meta>
</office:document-meta>
</file>